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language="en" fo:country="GB"/>
    </style:style>
    <style:style style:name="T19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officeooo:rsid="0f28d107"/>
    </style:style>
    <style:style style:name="T195" style:family="text">
      <style:text-properties fo:language="en" fo:country="GB" officeooo:rsid="0ff024dc"/>
    </style:style>
    <style:style style:name="T196" style:family="text">
      <style:text-properties officeooo:rsid="0fad59bb"/>
    </style:style>
    <style:style style:name="T19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198">This </text:span><text:span text:style-name="Strong_20_Emphasis"><text:span text:style-name="T200"><text:user-field-get text:name="Distro">Ubuntu</text:user-field-get></text:span></text:span><text:span text:style-name="T199"><text:s/></text:span><text:span text:style-name="T201"><text:user-field-get text:name="Version">24.04</text:user-field-get></text:span><text:span text:style-name="T201"><text:s/>Server</text:span><text:span text:style-name="T198"> (codename noble) from April </text:span><text:span text:style-name="Strong_20_Emphasis"><text:span text:style-name="T202"><text:user-field-get text:name="Releaseyear">2024</text:user-field-get></text:span></text:span><text:span text:style-name="T19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3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2">underlined</text:span><text:span text:style-name="T99"> </text:span><text:span text:style-name="T98">words, see [explanation]:</text:span></text:p>
      <text:p text:style-name="P16"><text:span text:style-name="Definition"><text:span text:style-name="T193">user</text:span></text:span><text:span text:style-name="T144"><text:tab/><text:tab/></text:span><text:span text:style-name="T154"> <text:tab/><text:tab/><text:tab/> </text:span><text:span text:style-name="T145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7">ull </text:span><text:span text:style-name="T155">na</text:span><text:span text:style-name="T157">me,</text:span><text:span text:style-name="T155"> </text:span><text:span text:style-name="T157">e.g.</text:span><text:span text:style-name="T155"> </text:span><text:span text:style-name="T156">J</text:span><text:span text:style-name="T162">ohn Doe</text:span><text:span text:style-name="T161">]</text:span></text:p>
      <text:p text:style-name="P67"><text:span text:style-name="Definition"><text:span text:style-name="T160">USER</text:span></text:span><text:span text:style-name="Definition"><text:span text:style-name="T192">na</text:span></text:span><text:span text:style-name="Definition"><text:span text:style-name="T194">me</text:span></text:span><text:span text:style-name="T159"><text:tab/><text:tab/><text:tab/> </text:span><text:span text:style-name="T159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5">serv</text:span></text:span><text:span text:style-name="Definition"><text:span text:style-name="T192">ERNA</text:span></text:span><text:span text:style-name="Definition"><text:span text:style-name="T194">me</text:span></text:span><text:span text:style-name="T163"><text:tab/> <text:tab/> </text:span><text:span text:style-name="T192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2"><text:s text:c="2"/></text:span><text:span text:style-name="T164">[</text:span><text:span text:style-name="T170">N</text:span><text:span text:style-name="T165">a</text:span><text:span text:style-name="T169">me of the</text:span><text:span text:style-name="T165"> </text:span><text:span text:style-name="T171">server</text:span><text:span text:style-name="T166">, </text:span><text:span text:style-name="T169">e.g.</text:span><text:span text:style-name="T167"> </text:span><text:span text:style-name="T171">sv</text:span><text:span text:style-name="T168">02</text:span><text:span text:style-name="T164">]</text:span></text:p>
      <text:p text:style-name="P16"><text:span text:style-name="Definition"><text:span text:style-name="T173">USER</text:span></text:span><text:span text:style-name="T172"><text:tab/><text:tab/></text:span><text:span text:style-name="T154"> <text:tab/><text:tab/><text:tab/> </text:span><text:span text:style-name="T145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8">ull </text:span><text:span text:style-name="T149">na</text:span><text:span text:style-name="T150">me</text:span><text:span text:style-name="T149"> possibly </text:span><text:span text:style-name="T153">2</text:span><text:span text:style-name="T185">nd</text:span><text:span text:style-name="T153"> </text:span><text:span text:style-name="T151">user</text:span><text:span text:style-name="T158">]</text:span></text:p>
      <text:p text:style-name="P67"><text:span text:style-name="Definition"><text:span text:style-name="T173">USERN</text:span></text:span><text:span text:style-name="Definition"><text:span text:style-name="T174">a</text:span></text:span><text:span text:style-name="Definition"><text:span text:style-name="T175">me</text:span></text:span><text:span text:style-name="Definition"><text:span text:style-name="T179"><text:tab/><text:tab/><text:tab/> </text:span></text:span><text:span text:style-name="T159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9"><text:s text:c="2"/></text:span><text:span text:style-name="T176">[</text:span><text:span text:style-name="T178">U</text:span><text:span text:style-name="T177">ser</text:span><text:span text:style-name="T181">na</text:span><text:span text:style-name="T182">me</text:span><text:span text:style-name="T181"> possibly </text:span><text:span text:style-name="T184">2</text:span><text:span text:style-name="T186">nd</text:span><text:span text:style-name="T184"> </text:span><text:span text:style-name="T183">user</text:span><text:span text:style-name="T180">]</text:span></text:p>
      <text:p text:style-name="P16"><text:span text:style-name="T96">Replace the </text:span><text:span text:style-name="T111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7"/>
      <text:p text:style-name="P47"/>
      <text:p text:style-name="P17"><text:span text:style-name="T109">Not yet on Linux?</text:span><text:span text:style-name="T101"><text:tab/></text:span><text:span text:style-name="T105">Use</text:span><text:span text:style-name="T102"> </text:span><text:span text:style-name="Strong_20_Emphasis"><text:span text:style-name="T113">Checklist </text:span></text:span><text:span text:style-name="Strong_20_Emphasis"><text:span text:style-name="T114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0">Linux</text:span><text:span text:style-name="T97">.</text:span></text:p>
      <text:p text:style-name="P17"><text:span text:style-name="T107">New installation?</text:span><text:span text:style-name="T97"><text:tab/><text:tab/></text:span><text:span text:style-name="T106">Start at chapter</text:span><text:span text:style-name="T97"> </text:span><text:span text:style-name="T107"><text:bookmark-ref text:reference-format="page" text:ref-name="__RefNumPara__4009_1271708128">2</text:bookmark-ref></text:span><text:span text:style-name="T97"><text:s text:c="2"/></text:span><text:span text:style-name="T108"><text:bookmark-ref text:reference-format="text" text:ref-name="__RefNumPara__4009_1271708128">Perform installation</text:bookmark-ref></text:span><text:span text:style-name="T100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196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1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6">Boot the computer from</text:span><text:span text:style-name="T120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7">Esc</text:span>, <text:span text:style-name="T197">Delete</text:span>, <text:span text:style-name="T197">F1</text:span>, <text:span text:style-name="T197">F2</text:span>, <text:span text:style-name="T197">F9</text:span>, <text:span text:style-name="T197">F10</text:span>, <text:span text:style-name="T197">F11</text:span>, <text:span text:style-name="T211">or </text:span><text:span text:style-name="T197">F12</text:span>.</text:p></text:note-body></text:note></text:span><text:span text:style-name="T116"> an</text:span><text:span text:style-name="T118"> </text:span><text:span text:style-name="Strong_20_Emphasis"><text:span text:style-name="T91"><text:user-field-get text:name="Distro">Ubuntu</text:user-field-get></text:span></text:span><text:span text:style-name="T119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T16">without modifying any files on the hard drive and also allows installation of </text:span><text:span text:style-name="Strong_20_Emphasis"><text:span text:style-name="T121"><text:user-field-get text:name="Distro">Ubuntu</text:user-field-get></text:span></text:span><text:span text:style-name="Strong_20_Emphasis"><text:span text:style-name="T121">.</text:span></text:span></text:p></text:note-body></text:note></text:span><text:span text:style-name="T116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8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9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3">At</text:span><text:span text:style-name="T132"> </text:span><text:span text:style-name="Strong_20_Emphasis"><text:span text:style-name="T134">Profile setup</text:span></text:span><text:span text:style-name="Strong_20_Emphasis"><text:span text:style-name="T127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5">Enter</text:span><text:span text:style-name="T136"> </text:span><text:span text:style-name="Strong_20_Emphasis"><text:span text:style-name="T134">Your</text:span></text:span><text:span text:style-name="Strong_20_Emphasis"><text:span text:style-name="T137"> n</text:span></text:span><text:span text:style-name="Strong_20_Emphasis"><text:span text:style-name="T138">a</text:span></text:span><text:span text:style-name="Strong_20_Emphasis"><text:span text:style-name="T134">me</text:span></text:span><text:span text:style-name="Strong_20_Emphasis"><text:span text:style-name="T128"> </text:span></text:span><text:span text:style-name="Definition"><text:span text:style-name="T13">user</text:span></text:span><text:span text:style-name="Strong_20_Emphasis"><text:span text:style-name="T129">, <text:line-break/></text:span></text:span><text:span text:style-name="Strong_20_Emphasis"><text:span text:style-name="T134">Your server</text:span></text:span><text:span text:style-name="Strong_20_Emphasis"><text:span text:style-name="T141">'</text:span></text:span><text:span text:style-name="Strong_20_Emphasis"><text:span text:style-name="T142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8">,<text:line-break/></text:span></text:span><text:span text:style-name="Strong_20_Emphasis"><text:span text:style-name="T139">Pick a username</text:span></text:span><text:span text:style-name="Strong_20_Emphasis"><text:span text:style-name="T128"> </text:span></text:span><text:span text:style-name="Definition"><text:span text:style-name="T13">username</text:span></text:span><text:span text:style-name="Strong_20_Emphasis"><text:span text:style-name="T128">, </text:span></text:span><text:span text:style-name="Strong_20_Emphasis"><text:span text:style-name="T130">and</text:span></text:span><text:span text:style-name="Strong_20_Emphasis"><text:span text:style-name="T128"><text:line-break/></text:span></text:span><text:span text:style-name="Strong_20_Emphasis"><text:span text:style-name="T131">enter a </text:span></text:span><text:span text:style-name="Strong_20_Emphasis"><text:span text:style-name="T140">password</text:span></text:span><text:span text:style-name="Strong_20_Emphasis"><text:span text:style-name="T131"> twice</text:span></text:span><text:span text:style-name="Strong_20_Emphasis"><text:span text:style-name="T126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5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0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4">End of checklist,</text:span><text:span text:style-name="T125"> </text:span><text:span text:style-name="Strong_20_Emphasis"><text:span text:style-name="T89"><text:user-field-get text:name="Distro">Ubuntu</text:user-field-get></text:span></text:span><text:span text:style-name="T123"><text:s/></text:span><text:span text:style-name="T122"><text:user-field-get text:name="Version">24.04</text:user-field-get></text:span><text:span text:style-name="T122"><text:s/></text:span><text:span text:style-name="Strong_20_Emphasis"><text:span text:style-name="T90">Server</text:span></text:span><text:span text:style-name="Strong_20_Emphasis"><text:span text:style-name="T57"> </text:span></text:span><text:span text:style-name="T124">installation is complete.</text:span></text:p>
      <text:p text:style-name="P24"/>
      <text:p text:style-name="P18"><text:span text:style-name="Emphasis"><text:span text:style-name="T203">Written</text:span></text:span><text:span text:style-name="Emphasis"><text:span text:style-name="T204"> </text:span></text:span><text:span text:style-name="Emphasis"><text:span text:style-name="T203">by</text:span></text:span><text:span text:style-name="Emphasis"><text:span text:style-name="T20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5">.</text:span></text:span></text:p>
      <text:p text:style-name="P19"><text:span text:style-name="Emphasis"><text:span text:style-name="T208">License </text:span></text:span><text:span text:style-name="Emphasis"><text:span text:style-name="T206">C</text:span></text:span><text:span text:style-name="Emphasis"><text:span text:style-name="T207">C0</text:span></text:span><text:span text:style-name="Emphasis"><text:span text:style-name="T205"> 1.0</text:span></text:span><text:span text:style-name="Emphasis"><text:span text:style-name="T209"> </text:span></text:span><text:span text:style-name="Emphasis"><text:span text:style-name="T20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9"><text:s/></text:span></text:span><text:span text:style-name="Emphasis"><text:span text:style-name="T20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9-21T10:29:21.853451980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29:21.665070889</dc:date>
    <meta:keyword>Installatie</meta:keyword>
    <meta:keyword>Checklist</meta:keyword>
    <meta:keyword>Linux</meta:keyword>
    <meta:editing-cycles>6916</meta:editing-cycles>
    <meta:editing-duration>P12DT3H30M18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49" meta:non-whitespace-character-count="1983"/>
    <meta:user-defined meta:name="Info 1"/>
    <meta:user-defined meta:name="Info 2"/>
    <meta:user-defined meta:name="Info 3"/>
    <meta:user-defined meta:name="Info 4"/>
  </office:meta>
</office:document-meta>
</file>